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NavigationHandler.PageFlowNavigationHandler( NavigationHandler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NavigationHandler.handleNavigation( FacesContext context , String fromAction , String outco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